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2" svg:font-family="'DejaVu Sans'" style:font-adornments="Book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55cm" fo:min-width="5.9cm"/>
    </style:style>
    <style:style style:name="gr2" style:family="graphic" style:parent-style-name="standard">
      <style:graphic-properties draw:textarea-horizontal-align="left" draw:textarea-vertical-align="top" draw:auto-grow-height="false" fo:min-height="1.55cm" fo:min-width="5.9cm"/>
    </style:style>
    <style:style style:name="gr3" style:family="graphic" style:parent-style-name="standard">
      <style:graphic-properties draw:textarea-horizontal-align="left" draw:textarea-vertical-align="top" draw:auto-grow-height="false" fo:min-height="1.95cm" fo:min-width="5.9cm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false" draw:auto-grow-width="false" fo:min-height="0.581cm" fo:min-width="1.971cm" fo:padding-top="0cm" fo:padding-bottom="0cm" fo:padding-left="0.16cm" fo:padding-right="0.16cm"/>
    </style:style>
    <style:style style:name="gr6" style:family="graphic" style:parent-style-name="standard">
      <style:graphic-properties draw:marker-end="Circle_20_unfilled"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false"/>
    </style:style>
    <style:style style:name="gr8" style:family="graphic" style:parent-style-name="standard">
      <style:graphic-properties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false" draw:auto-grow-width="false" fo:min-height="0.581cm" fo:min-width="1.175cm" fo:padding-top="0cm" fo:padding-bottom="0cm" fo:padding-left="0.16cm" fo:padding-right="0.16cm"/>
    </style:style>
    <style:style style:name="gr10" style:family="graphic" style:parent-style-name="standard">
      <style:graphic-properties draw:textarea-horizontal-align="left" draw:textarea-vertical-align="top" draw:auto-grow-height="false" fo:min-height="0.95cm" fo:min-width="5.9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false" draw:auto-grow-width="false" fo:min-height="0.581cm" fo:min-width="3.939cm" fo:padding-top="0cm" fo:padding-bottom="0cm" fo:padding-left="0.16cm" fo:padding-right="0.16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false" draw:auto-grow-width="false" fo:min-height="0.581cm" fo:min-width="2.318cm" fo:padding-top="0cm" fo:padding-bottom="0cm" fo:padding-left="0.16cm" fo:padding-right="0.16cm"/>
    </style:style>
    <style:style style:name="gr13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false" draw:auto-grow-width="false" fo:min-height="0.581cm" fo:min-width="1.175cm" fo:padding-top="0cm" fo:padding-bottom="0cm" fo:padding-left="0.16cm" fo:padding-right="0.16cm"/>
    </style:style>
    <style:style style:name="gr14" style:family="graphic" style:parent-style-name="standard">
      <style:graphic-properties draw:textarea-horizontal-align="left" draw:textarea-vertical-align="top" draw:auto-grow-height="false" fo:min-height="2.95cm" fo:min-width="5.9cm"/>
    </style:style>
    <style:style style:name="gr15" style:family="graphic" style:parent-style-name="standard">
      <style:graphic-properties draw:textarea-horizontal-align="left" draw:textarea-vertical-align="top" draw:auto-grow-height="false" fo:min-height="1.15cm" fo:min-width="5.9cm"/>
    </style:style>
    <style:style style:name="gr16" style:family="graphic" style:parent-style-name="standard">
      <style:graphic-properties draw:textarea-horizontal-align="left" draw:textarea-vertical-align="top" draw:auto-grow-height="false" fo:min-height="2.55cm" fo:min-width="5.9cm"/>
    </style:style>
    <style:style style:name="gr17" style:family="graphic" style:parent-style-name="standard">
      <style:graphic-properties draw:textarea-horizontal-align="justify" draw:textarea-vertical-align="middle" draw:auto-grow-height="false" fo:min-height="0.55cm" fo:min-width="1.9cm"/>
    </style:style>
    <style:style style:name="P1" style:family="paragraph">
      <style:paragraph-properties fo:text-align="center"/>
      <style:text-properties fo:font-size="12pt" style:font-size-asian="12pt" style:font-size-complex="12pt"/>
    </style:style>
    <style:style style:name="P2" style:family="paragraph"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3" style:family="paragraph">
      <style:paragraph-properties fo:text-align="justify"/>
      <style:text-properties fo:font-size="12pt" style:font-size-asian="12pt" style:font-size-complex="12pt"/>
    </style:style>
    <style:style style:name="P4" style:family="paragraph">
      <style:paragraph-properties fo:text-align="center"/>
      <style:text-properties fo:font-size="13pt" style:font-size-asian="13pt" style:font-size-complex="13pt"/>
    </style:style>
    <style:style style:name="P5" style:family="paragraph"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P6" style:family="paragraph">
      <style:paragraph-properties fo:text-align="center"/>
      <style:text-properties fo:font-size="12pt" style:font-size-asian="18pt" style:font-size-complex="18pt"/>
    </style:style>
    <style:style style:name="P7" style:family="paragraph">
      <style:text-properties fo:font-size="12pt"/>
    </style:style>
    <style:style style:name="P8" style:family="paragraph">
      <loext:graphic-properties draw:fill="none" draw:fill-color="#ffffff"/>
      <style:text-properties fo:font-size="12pt" style:font-size-asian="18pt" style:font-size-complex="18pt"/>
    </style:style>
    <style:style style:name="P9" style:family="paragraph">
      <style:paragraph-properties fo:text-align="center"/>
      <style:text-properties fo:font-size="12pt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3pt" fo:font-weight="bold" style:font-size-asian="13pt" style:font-weight-asian="bold" style:font-size-complex="13pt" style:font-weight-complex="bold"/>
    </style:style>
    <style:style style:name="T5" style:family="text">
      <style:text-properties style:font-size-asian="18pt" style:font-size-complex="18pt"/>
    </style:style>
    <style:style style:name="T6" style:family="text">
      <style:text-properties fo:font-size="12pt" style:text-underline-style="none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 xml:id="id3" draw:id="id3">
          <draw:custom-shape draw:style-name="gr1" draw:text-style-name="P2" draw:layer="layout" svg:width="6.4cm" svg:height="0.8cm" svg:x="0cm" svg:y="0.3cm">
            <text:p text:style-name="P1"><text:span text:style-name="T1">Magasin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6.4cm" svg:height="1.8cm" svg:x="0cm" svg:y="1.1cm">
            <text:list text:style-name="L1">
              <text:list-item>
                <text:p text:style-name="P3"><text:span text:style-name="T2">Numéro</text:span></text:p>
              </text:list-item>
              <text:list-item>
                <text:p text:style-name="P3"><text:span text:style-name="T3">Adresse</text:span></text:p>
              </text:list-item>
              <text:list-item>
                <text:p text:style-name="P3"><text:span text:style-name="T3">Téléphone</text:span></text:p>
              </text:list-item>
            </text:list>
            <draw:enhanced-geometry svg:viewBox="0 0 21600 21600" draw:type="rectangle" draw:enhanced-path="M 0 0 L 21600 0 21600 21600 0 21600 0 0 Z N"/>
          </draw:custom-shape>
        </draw:g>
        <draw:g xml:id="id5" draw:id="id5">
          <draw:custom-shape draw:style-name="gr1" draw:text-style-name="P5" draw:layer="layout" svg:width="6.4cm" svg:height="0.8cm" svg:x="16cm" svg:y="0.1cm">
            <text:p text:style-name="P4"><text:span text:style-name="T4">Produit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6.4cm" svg:height="2.2cm" svg:x="16cm" svg:y="0.9cm">
            <text:list text:style-name="L1">
              <text:list-item>
                <text:p text:style-name="P3"><text:span text:style-name="T2">Numéro</text:span></text:p>
              </text:list-item>
              <text:list-item>
                <text:p text:style-name="P3"><text:span text:style-name="T3">Marque</text:span></text:p>
              </text:list-item>
              <text:list-item>
                <text:p text:style-name="P3"><text:span text:style-name="T3">Prix unitaire</text:span></text:p>
              </text:list-item>
              <text:list-item>
                <text:p text:style-name="P3"><text:span text:style-name="T3">Contenance</text:span></text:p>
              </text:list-item>
            </text:list>
            <draw:enhanced-geometry svg:viewBox="0 0 21600 21600" draw:type="rectangle" draw:enhanced-path="M 0 0 L 21600 0 21600 21600 0 21600 0 0 Z N"/>
          </draw:custom-shape>
        </draw:g>
        <draw:custom-shape draw:style-name="gr4" draw:text-style-name="P6" xml:id="id1" draw:id="id1" draw:layer="layout" svg:width="4.8cm" svg:height="1.6cm" svg:x="8.8cm" svg:y="0.82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5" draw:text-style-name="P8" xml:id="id2" draw:id="id2" draw:layer="layout" svg:width="2.4cm" svg:height="0.8cm" svg:x="12cm" svg:y="2.4cm">
          <draw:text-box>
            <text:p text:style-name="P7"><text:span text:style-name="T5">Nombre</text:span></text:p>
          </draw:text-box>
        </draw:frame>
        <draw:connector draw:style-name="gr6" draw:text-style-name="P6" draw:layer="layout" svg:x1="11.2cm" svg:y1="2.423cm" svg:x2="12cm" svg:y2="2.8cm" draw:start-shape="id1" draw:start-glue-point="6" draw:end-shape="id2" draw:end-glue-point="3" svg:d="M11200 2423v377h800" svg:viewBox="0 0 801 378">
          <text:p/>
        </draw:connector>
        <draw:custom-shape draw:style-name="gr7" draw:text-style-name="P6" xml:id="id4" draw:id="id4" draw:layer="layout" svg:width="4.8cm" svg:height="1.6cm" svg:x="8.8cm" svg:y="0.8cm">
          <text:p text:style-name="P9"><text:span text:style-name="T5">Stocker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8" draw:text-style-name="P6" draw:layer="layout" svg:x1="6.4cm" svg:y1="1.6cm" svg:x2="8.8cm" svg:y2="1.6cm" draw:start-shape="id3" draw:end-shape="id4" draw:end-glue-point="5" svg:d="M6400 1600h2400" svg:viewBox="0 0 2401 1">
          <text:p/>
        </draw:connector>
        <draw:connector draw:style-name="gr8" draw:text-style-name="P6" draw:layer="layout" svg:x1="13.6cm" svg:y1="1.6cm" svg:x2="16cm" svg:y2="1.6cm" draw:start-shape="id4" draw:start-glue-point="7" draw:end-shape="id5" svg:d="M13600 1600h2400" svg:viewBox="0 0 2401 1">
          <text:p/>
        </draw:connector>
        <draw:custom-shape draw:style-name="gr7" draw:text-style-name="P6" xml:id="id7" draw:id="id7" draw:layer="layout" svg:width="4.8cm" svg:height="1.6cm" svg:x="32.8cm" svg:y="4.8cm">
          <text:p text:style-name="P9"><text:span text:style-name="T5">Appartenir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8" draw:text-style-name="P6" draw:layer="layout" svg:x1="35.2cm" svg:y1="2.6cm" svg:x2="35.2cm" svg:y2="4.8cm" draw:start-shape="id6" draw:start-glue-point="2" draw:end-shape="id7" draw:end-glue-point="4" svg:d="M35200 2600v2200" svg:viewBox="0 0 1 2201">
          <text:p/>
        </draw:connector>
        <draw:connector draw:style-name="gr8" draw:text-style-name="P6" draw:layer="layout" svg:x1="31.2cm" svg:y1="8cm" svg:x2="35.2cm" svg:y2="6.4cm" draw:start-shape="id8" draw:start-glue-point="1" draw:end-shape="id7" draw:end-glue-point="6" svg:d="M31200 8000h4000v-1600" svg:viewBox="0 0 4001 1601">
          <text:p/>
        </draw:connector>
        <draw:frame draw:style-name="gr9" draw:text-style-name="P8" draw:layer="layout" svg:width="1.6cm" svg:height="0.8cm" svg:x="6.325cm" svg:y="0.8cm">
          <draw:text-box>
            <text:p text:style-name="P7"><text:span text:style-name="T5">(0,n)</text:span></text:p>
          </draw:text-box>
        </draw:frame>
        <draw:custom-shape draw:style-name="gr7" draw:text-style-name="P6" xml:id="id9" draw:id="id9" draw:layer="layout" svg:width="4.8cm" svg:height="1.6cm" svg:x="18.4cm" svg:y="7.2cm">
          <text:p text:style-name="P9"><text:span text:style-name="T5">Composer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8" draw:text-style-name="P6" draw:layer="layout" svg:x1="28cm" svg:y1="7cm" svg:x2="20.8cm" svg:y2="7.2cm" draw:start-shape="id8" draw:end-shape="id9" draw:end-glue-point="4" svg:d="M28000 7000v-501h-7200v701" svg:viewBox="0 0 7201 702">
          <text:p/>
        </draw:connector>
        <draw:connector draw:style-name="gr8" draw:text-style-name="P6" draw:layer="layout" svg:x1="20.8cm" svg:y1="8.8cm" svg:x2="28cm" svg:y2="9cm" draw:start-shape="id9" draw:start-glue-point="6" draw:end-shape="id8" svg:d="M20800 8800v701h7200v-501" svg:viewBox="0 0 7201 702">
          <text:p/>
        </draw:connector>
        <draw:g xml:id="id6" draw:id="id6">
          <draw:custom-shape draw:style-name="gr1" draw:text-style-name="P2" draw:layer="layout" svg:width="6.4cm" svg:height="0.8cm" svg:x="32cm" svg:y="0.6cm">
            <text:p text:style-name="P1"><text:span text:style-name="T1">Gamme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3" draw:layer="layout" svg:width="6.4cm" svg:height="1.2cm" svg:x="32cm" svg:y="1.4cm">
            <text:list text:style-name="L1">
              <text:list-item>
                <text:p text:style-name="P3"><text:span text:style-name="T2">Numéro</text:span></text:p>
              </text:list-item>
              <text:list-item>
                <text:p text:style-name="P3"><text:span text:style-name="T3">Libellé</text:span></text:p>
              </text:list-item>
            </text:list>
            <draw:enhanced-geometry svg:viewBox="0 0 21600 21600" draw:type="rectangle" draw:enhanced-path="M 0 0 L 21600 0 21600 21600 0 21600 0 0 Z N"/>
          </draw:custom-shape>
        </draw:g>
        <draw:custom-shape draw:style-name="gr7" draw:text-style-name="P6" xml:id="id10" draw:id="id10" draw:layer="layout" svg:width="4.8cm" svg:height="1.6cm" svg:x="24.791cm" svg:y="0.8cm">
          <text:p text:style-name="P9"><text:span text:style-name="T5">Appartenir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8" draw:text-style-name="P6" draw:layer="layout" svg:x1="22.4cm" svg:y1="1.6cm" svg:x2="24.791cm" svg:y2="1.6cm" draw:start-shape="id5" draw:end-shape="id10" draw:end-glue-point="5" svg:d="M22400 1600h2391" svg:viewBox="0 0 2392 1">
          <text:p/>
        </draw:connector>
        <draw:connector draw:style-name="gr8" draw:text-style-name="P6" draw:layer="layout" svg:x1="29.591cm" svg:y1="1.6cm" svg:x2="32cm" svg:y2="1.6cm" draw:start-shape="id10" draw:start-glue-point="7" draw:end-shape="id6" svg:d="M29591 1600h2409" svg:viewBox="0 0 2410 1">
          <text:p/>
        </draw:connector>
        <draw:g xml:id="id8" draw:id="id8">
          <draw:custom-shape draw:style-name="gr1" draw:text-style-name="P2" draw:layer="layout" svg:width="6.4cm" svg:height="0.8cm" svg:x="24.8cm" svg:y="7cm">
            <text:p text:style-name="P1"><text:span text:style-name="T1">Famille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3" draw:layer="layout" svg:width="6.4cm" svg:height="1.2cm" svg:x="24.8cm" svg:y="7.8cm">
            <text:list text:style-name="L1">
              <text:list-item>
                <text:p text:style-name="P3"><text:span text:style-name="T2">Numéro</text:span></text:p>
              </text:list-item>
              <text:list-item>
                <text:p text:style-name="P3"><text:span text:style-name="T3">Libellé</text:span></text:p>
              </text:list-item>
            </text:list>
            <draw:enhanced-geometry svg:viewBox="0 0 21600 21600" draw:type="rectangle" draw:enhanced-path="M 0 0 L 21600 0 21600 21600 0 21600 0 0 Z N"/>
          </draw:custom-shape>
        </draw:g>
        <draw:frame draw:style-name="gr11" draw:text-style-name="P8" draw:layer="layout" svg:width="4cm" svg:height="0.8cm" svg:x="20.8cm" svg:y="9.5cm">
          <draw:text-box>
            <text:p text:style-name="P7"><text:span text:style-name="T5">Est composé de</text:span></text:p>
          </draw:text-box>
        </draw:frame>
        <draw:frame draw:style-name="gr12" draw:text-style-name="P8" draw:layer="layout" svg:width="2.4cm" svg:height="0.8cm" svg:x="20.8cm" svg:y="5.7cm">
          <draw:text-box>
            <text:p text:style-name="P7"><text:span text:style-name="T5">Compose</text:span></text:p>
          </draw:text-box>
        </draw:frame>
        <draw:frame draw:style-name="gr13" draw:text-style-name="P8" draw:layer="layout" svg:width="1.6cm" svg:height="0.8cm" svg:x="14.4cm" svg:y="0.8cm">
          <draw:text-box>
            <text:p text:style-name="P7"><text:span text:style-name="T5">(0,n)</text:span></text:p>
          </draw:text-box>
        </draw:frame>
        <draw:frame draw:style-name="gr9" draw:text-style-name="P8" draw:layer="layout" svg:width="1.6cm" svg:height="0.8cm" svg:x="22.4cm" svg:y="0.8cm">
          <draw:text-box>
            <text:p text:style-name="P7"><text:span text:style-name="T5">(1,1)</text:span></text:p>
          </draw:text-box>
        </draw:frame>
        <draw:frame draw:style-name="gr13" draw:text-style-name="P8" draw:layer="layout" svg:width="1.6cm" svg:height="0.8cm" svg:x="30.475cm" svg:y="0.8cm">
          <draw:text-box>
            <text:p text:style-name="P7"><text:span text:style-name="T5">(1,n)</text:span></text:p>
          </draw:text-box>
        </draw:frame>
        <draw:frame draw:style-name="gr9" draw:text-style-name="P8" draw:layer="layout" svg:width="1.6cm" svg:height="0.8cm" svg:x="28cm" svg:y="6.2cm">
          <draw:text-box>
            <text:p text:style-name="P7"><text:span text:style-name="T5">(0,n)</text:span></text:p>
          </draw:text-box>
        </draw:frame>
        <draw:frame draw:style-name="gr9" draw:text-style-name="P8" draw:layer="layout" svg:width="1.6cm" svg:height="0.8cm" svg:x="28cm" svg:y="9cm">
          <draw:text-box>
            <text:p text:style-name="P7"><text:span text:style-name="T5">(0,n)</text:span></text:p>
          </draw:text-box>
        </draw:frame>
        <draw:frame draw:style-name="gr9" draw:text-style-name="P8" draw:layer="layout" svg:width="1.6cm" svg:height="0.8cm" svg:x="35.2cm" svg:y="2.6cm">
          <draw:text-box>
            <text:p text:style-name="P7"><text:span text:style-name="T5">(1,1)</text:span></text:p>
          </draw:text-box>
        </draw:frame>
        <draw:frame draw:style-name="gr9" draw:text-style-name="P8" draw:layer="layout" svg:width="1.6cm" svg:height="0.8cm" svg:x="31.2cm" svg:y="7.2cm">
          <draw:text-box>
            <text:p text:style-name="P7"><text:span text:style-name="T5">(1,n)</text:span></text:p>
          </draw:text-box>
        </draw:frame>
        <draw:g xml:id="id17" draw:id="id17">
          <draw:custom-shape draw:style-name="gr1" draw:text-style-name="P2" draw:layer="layout" svg:width="6.4cm" svg:height="0.8cm" svg:x="16cm" svg:y="13.2cm">
            <text:p text:style-name="P1"><text:span text:style-name="T1">Réservation bien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3" draw:layer="layout" svg:width="6.4cm" svg:height="3.2cm" svg:x="16cm" svg:y="14cm">
            <text:list text:style-name="L1">
              <text:list-item>
                <text:p text:style-name="P3"><text:span text:style-name="T2">Numéro</text:span></text:p>
              </text:list-item>
              <text:list-item>
                <text:p text:style-name="P3"><text:span text:style-name="T6">Date enregistrement</text:span></text:p>
              </text:list-item>
              <text:list-item>
                <text:p text:style-name="P3"><text:span text:style-name="T6">Date début</text:span></text:p>
              </text:list-item>
              <text:list-item>
                <text:p text:style-name="P3"><text:span text:style-name="T6">Date fin</text:span></text:p>
              </text:list-item>
              <text:list-item>
                <text:p text:style-name="P3"><text:span text:style-name="T6">Nombre de personnes</text:span></text:p>
              </text:list-item>
              <text:list-item>
                <text:p text:style-name="P3"><text:span text:style-name="T6">Taxe par personnes</text:span></text:p>
              </text:list-item>
            </text:list>
            <draw:enhanced-geometry svg:viewBox="0 0 21600 21600" draw:type="rectangle" draw:enhanced-path="M 0 0 L 21600 0 21600 21600 0 21600 0 0 Z N"/>
          </draw:custom-shape>
        </draw:g>
        <draw:g xml:id="id19" draw:id="id19">
          <draw:custom-shape draw:style-name="gr1" draw:text-style-name="P2" draw:layer="layout" svg:width="6.4cm" svg:height="0.8cm" svg:x="16cm" svg:y="22.7cm">
            <text:p text:style-name="P1"><text:span text:style-name="T1">Bien louable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6.4cm" svg:height="1.8cm" svg:x="16cm" svg:y="23.5cm">
            <text:list text:style-name="L1">
              <text:list-item>
                <text:p text:style-name="P3">Numéro</text:p>
              </text:list-item>
              <text:list-item>
                <text:p text:style-name="P3">Description</text:p>
              </text:list-item>
              <text:list-item>
                <text:p text:style-name="P3">Emplacement</text:p>
              </text:list-item>
            </text:list>
            <draw:enhanced-geometry svg:viewBox="0 0 21600 21600" draw:type="rectangle" draw:enhanced-path="M 0 0 L 21600 0 21600 21600 0 21600 0 0 Z N"/>
          </draw:custom-shape>
        </draw:g>
        <draw:g xml:id="id21" draw:id="id21">
          <draw:custom-shape draw:style-name="gr1" draw:text-style-name="P2" draw:layer="layout" svg:width="6.4cm" svg:height="0.8cm" svg:x="0cm" svg:y="23cm">
            <text:p text:style-name="P1"><text:span text:style-name="T1">Contenu bien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3" draw:layer="layout" svg:width="6.4cm" svg:height="1.2cm" svg:x="0cm" svg:y="23.8cm">
            <text:list text:style-name="L1">
              <text:list-item>
                <text:p text:style-name="P3">Numéro</text:p>
              </text:list-item>
              <text:list-item>
                <text:p text:style-name="P3">Description</text:p>
              </text:list-item>
            </text:list>
            <draw:enhanced-geometry svg:viewBox="0 0 21600 21600" draw:type="rectangle" draw:enhanced-path="M 0 0 L 21600 0 21600 21600 0 21600 0 0 Z N"/>
          </draw:custom-shape>
        </draw:g>
        <draw:g xml:id="id24" draw:id="id24">
          <draw:custom-shape draw:style-name="gr1" draw:text-style-name="P2" draw:layer="layout" svg:width="6.4cm" svg:height="0.8cm" svg:x="32cm" svg:y="23cm">
            <text:p text:style-name="P1"><text:span text:style-name="T1">Option réservation bien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3" draw:layer="layout" svg:width="6.4cm" svg:height="1.2cm" svg:x="32cm" svg:y="23.8cm">
            <text:list text:style-name="L1">
              <text:list-item>
                <text:p text:style-name="P3">Numéro</text:p>
              </text:list-item>
              <text:list-item>
                <text:p text:style-name="P3">Description</text:p>
              </text:list-item>
            </text:list>
            <draw:enhanced-geometry svg:viewBox="0 0 21600 21600" draw:type="rectangle" draw:enhanced-path="M 0 0 L 21600 0 21600 21600 0 21600 0 0 Z N"/>
          </draw:custom-shape>
        </draw:g>
        <draw:g xml:id="id26" draw:id="id26">
          <draw:custom-shape draw:style-name="gr1" draw:text-style-name="P2" draw:layer="layout" svg:width="6.4cm" svg:height="0.8cm" svg:x="32cm" svg:y="30.9cm">
            <text:p text:style-name="P1"><text:span text:style-name="T1">Formule tarifaire bien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3" draw:layer="layout" svg:width="6.4cm" svg:height="1.4cm" svg:x="32cm" svg:y="31.7cm">
            <text:list text:style-name="L1">
              <text:list-item>
                <text:p text:style-name="P3">Numéro</text:p>
              </text:list-item>
              <text:list-item>
                <text:p text:style-name="P3">Description</text:p>
              </text:list-item>
            </text:list>
            <draw:enhanced-geometry svg:viewBox="0 0 21600 21600" draw:type="rectangle" draw:enhanced-path="M 0 0 L 21600 0 21600 21600 0 21600 0 0 Z N"/>
          </draw:custom-shape>
        </draw:g>
        <draw:g xml:id="id15" draw:id="id15">
          <draw:custom-shape draw:style-name="gr1" draw:text-style-name="P2" draw:layer="layout" svg:width="6.4cm" svg:height="0.8cm" svg:x="0cm" svg:y="13.4cm">
            <text:p text:style-name="P1"><text:span text:style-name="T1">Client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3" draw:layer="layout" svg:width="6.4cm" svg:height="2.8cm" svg:x="0cm" svg:y="14.2cm">
            <text:list text:style-name="L1">
              <text:list-item>
                <text:p text:style-name="P3"><text:span text:style-name="T2">Numéro</text:span></text:p>
              </text:list-item>
              <text:list-item>
                <text:p text:style-name="P3"><text:span text:style-name="T6">Nom</text:span></text:p>
              </text:list-item>
              <text:list-item>
                <text:p text:style-name="P3"><text:span text:style-name="T6">Prénom</text:span></text:p>
              </text:list-item>
              <text:list-item>
                <text:p text:style-name="P3"><text:span text:style-name="T6">Adresse</text:span></text:p>
              </text:list-item>
              <text:list-item>
                <text:p text:style-name="P3"><text:span text:style-name="T6">Téléphone</text:span></text:p>
              </text:list-item>
            </text:list>
            <draw:enhanced-geometry svg:viewBox="0 0 21600 21600" draw:type="rectangle" draw:enhanced-path="M 0 0 L 21600 0 21600 21600 0 21600 0 0 Z N"/>
          </draw:custom-shape>
        </draw:g>
        <draw:custom-shape draw:style-name="gr17" draw:text-style-name="P6" xml:id="id16" draw:id="id16" draw:layer="layout" svg:width="4.8cm" svg:height="1.6cm" svg:x="8.8cm" svg:y="14.4cm">
          <text:p text:style-name="P9"><text:span text:style-name="T5">Réserver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7" draw:text-style-name="P6" xml:id="id18" draw:id="id18" draw:layer="layout" svg:width="4.8cm" svg:height="1.6cm" svg:x="16.8cm" svg:y="19.2cm">
          <text:p text:style-name="P9"><text:span text:style-name="T5">Utiliser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7" draw:text-style-name="P6" xml:id="id20" draw:id="id20" draw:layer="layout" svg:width="4.8cm" svg:height="1.6cm" svg:x="8.8cm" svg:y="23.2cm">
          <text:p text:style-name="P9"><text:span text:style-name="T5">Composer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7" draw:text-style-name="P6" xml:id="id11" draw:id="id11" draw:layer="layout" svg:width="4.8cm" svg:height="1.6cm" svg:x="24.8cm" svg:y="31.2cm">
          <text:p text:style-name="P9"><text:span text:style-name="T5">Utiliser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5" draw:text-style-name="P8" xml:id="id12" draw:id="id12" draw:layer="layout" svg:width="2.4cm" svg:height="0.8cm" svg:x="28cm" svg:y="32.8cm">
          <draw:text-box>
            <text:p text:style-name="P7"><text:span text:style-name="T5">Montant</text:span></text:p>
          </draw:text-box>
        </draw:frame>
        <draw:connector draw:style-name="gr6" draw:text-style-name="P6" draw:layer="layout" svg:x1="27.2cm" svg:y1="32.8cm" svg:x2="28cm" svg:y2="33.2cm" draw:start-shape="id11" draw:start-glue-point="6" draw:end-shape="id12" draw:end-glue-point="3" svg:d="M27200 32800v400h800" svg:viewBox="0 0 801 401">
          <text:p/>
        </draw:connector>
        <draw:custom-shape draw:style-name="gr17" draw:text-style-name="P6" xml:id="id13" draw:id="id13" draw:layer="layout" svg:width="4.8cm" svg:height="1.6cm" svg:x="32.8cm" svg:y="27.2cm">
          <text:p text:style-name="P9"><text:span text:style-name="T5">Utiliser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5" draw:text-style-name="P8" xml:id="id14" draw:id="id14" draw:layer="layout" svg:width="2.4cm" svg:height="0.8cm" svg:x="38.4cm" svg:y="28.4cm">
          <draw:text-box>
            <text:p text:style-name="P7"><text:span text:style-name="T5">Montant</text:span></text:p>
          </draw:text-box>
        </draw:frame>
        <draw:connector draw:style-name="gr6" draw:text-style-name="P6" draw:layer="layout" svg:x1="37.6cm" svg:y1="28cm" svg:x2="38.4cm" svg:y2="28.8cm" draw:start-shape="id13" draw:start-glue-point="7" draw:end-shape="id14" draw:end-glue-point="3" svg:d="M37600 28000h401v800h399" svg:viewBox="0 0 801 801">
          <text:p/>
        </draw:connector>
        <draw:custom-shape draw:style-name="gr17" draw:text-style-name="P6" xml:id="id25" draw:id="id25" draw:layer="layout" svg:width="4.8cm" svg:height="1.6cm" svg:x="32.8cm" svg:y="19.2cm">
          <text:p text:style-name="P9"><text:span text:style-name="T5">Utiliser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7" draw:text-style-name="P6" xml:id="id23" draw:id="id23" draw:layer="layout" svg:width="4.8cm" svg:height="1.6cm" svg:x="24.8cm" svg:y="23.2cm">
          <text:p text:style-name="P9"><text:span text:style-name="T5">S'appliquer à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8" draw:text-style-name="P6" draw:layer="layout" svg:x1="6.4cm" svg:y1="15.2cm" svg:x2="8.8cm" svg:y2="15.2cm" draw:start-shape="id15" draw:start-glue-point="1" draw:end-shape="id16" draw:end-glue-point="5" svg:d="M6400 15200h2400" svg:viewBox="0 0 2401 1">
          <text:p/>
        </draw:connector>
        <draw:connector draw:style-name="gr8" draw:text-style-name="P6" draw:layer="layout" svg:x1="13.6cm" svg:y1="15.2cm" svg:x2="16cm" svg:y2="15.2cm" draw:start-shape="id16" draw:start-glue-point="7" draw:end-shape="id17" svg:d="M13600 15200h2400" svg:viewBox="0 0 2401 1">
          <text:p/>
        </draw:connector>
        <draw:frame draw:style-name="gr9" draw:text-style-name="P8" draw:layer="layout" svg:width="1.6cm" svg:height="0.8cm" svg:x="6.4cm" svg:y="14.4cm">
          <draw:text-box>
            <text:p text:style-name="P7"><text:span text:style-name="T5">(0,n)</text:span></text:p>
          </draw:text-box>
        </draw:frame>
        <draw:frame draw:style-name="gr13" draw:text-style-name="P8" draw:layer="layout" svg:width="1.6cm" svg:height="0.8cm" svg:x="14.4cm" svg:y="14.4cm">
          <draw:text-box>
            <text:p text:style-name="P7"><text:span text:style-name="T5">(1,1)</text:span></text:p>
          </draw:text-box>
        </draw:frame>
        <draw:connector draw:style-name="gr8" draw:text-style-name="P6" draw:layer="layout" svg:x1="19.2cm" svg:y1="19.2cm" svg:x2="19.2cm" svg:y2="17.2cm" draw:start-shape="id18" draw:start-glue-point="4" draw:end-shape="id17" draw:end-glue-point="2" svg:d="M19200 19200v-2000" svg:viewBox="0 0 1 2001">
          <text:p/>
        </draw:connector>
        <draw:connector draw:style-name="gr8" draw:text-style-name="P6" draw:layer="layout" svg:x1="19.2cm" svg:y1="22.7cm" svg:x2="19.2cm" svg:y2="20.8cm" draw:start-shape="id19" draw:end-shape="id18" draw:end-glue-point="6" svg:d="M19200 22700v-1900" svg:viewBox="0 0 1 1901">
          <text:p/>
        </draw:connector>
        <draw:frame draw:style-name="gr9" draw:text-style-name="P8" draw:layer="layout" svg:width="1.6cm" svg:height="0.8cm" svg:x="19.2cm" svg:y="17.2cm">
          <draw:text-box>
            <text:p text:style-name="P7"><text:span text:style-name="T5">(1,n)</text:span></text:p>
          </draw:text-box>
        </draw:frame>
        <draw:frame draw:style-name="gr9" draw:text-style-name="P8" draw:layer="layout" svg:width="1.6cm" svg:height="0.8cm" svg:x="19.2cm" svg:y="22cm">
          <draw:text-box>
            <text:p text:style-name="P7"><text:span text:style-name="T5">(0,n)</text:span></text:p>
          </draw:text-box>
        </draw:frame>
        <draw:connector draw:style-name="gr8" draw:text-style-name="P6" draw:layer="layout" svg:x1="13.6cm" svg:y1="24cm" svg:x2="16cm" svg:y2="24cm" draw:start-shape="id20" draw:start-glue-point="7" draw:end-shape="id19" draw:end-glue-point="3" svg:d="M13600 24000h2400" svg:viewBox="0 0 2401 1">
          <text:p/>
        </draw:connector>
        <draw:connector draw:style-name="gr8" draw:text-style-name="P6" draw:layer="layout" svg:x1="6.4cm" svg:y1="24cm" svg:x2="8.8cm" svg:y2="24cm" draw:start-shape="id21" draw:start-glue-point="1" draw:end-shape="id20" draw:end-glue-point="5" svg:d="M6400 24000h2400" svg:viewBox="0 0 2401 1">
          <text:p/>
        </draw:connector>
        <draw:frame draw:style-name="gr5" draw:text-style-name="P8" xml:id="id22" draw:id="id22" draw:layer="layout" svg:width="2.4cm" svg:height="0.8cm" svg:x="11.6cm" svg:y="24.8cm">
          <draw:text-box>
            <text:p text:style-name="P7"><text:span text:style-name="T5">Nombre</text:span></text:p>
          </draw:text-box>
        </draw:frame>
        <draw:connector draw:style-name="gr6" draw:text-style-name="P6" draw:layer="layout" svg:x1="11.2cm" svg:y1="24.8cm" svg:x2="11.6cm" svg:y2="25.2cm" draw:start-shape="id20" draw:start-glue-point="6" draw:end-shape="id22" draw:end-glue-point="3" svg:d="M11200 24800v400h400" svg:viewBox="0 0 401 401">
          <text:p/>
        </draw:connector>
        <draw:frame draw:style-name="gr13" draw:text-style-name="P8" draw:layer="layout" svg:width="1.6cm" svg:height="0.8cm" svg:x="14.4cm" svg:y="23.2cm">
          <draw:text-box>
            <text:p text:style-name="P7"><text:span text:style-name="T5">(1,n)</text:span></text:p>
          </draw:text-box>
        </draw:frame>
        <draw:frame draw:style-name="gr9" draw:text-style-name="P8" draw:layer="layout" svg:width="1.6cm" svg:height="0.8cm" svg:x="6.4cm" svg:y="23.2cm">
          <draw:text-box>
            <text:p text:style-name="P7"><text:span text:style-name="T5">(1,n)</text:span></text:p>
          </draw:text-box>
        </draw:frame>
        <draw:connector draw:style-name="gr8" draw:text-style-name="P6" draw:layer="layout" svg:x1="22.4cm" svg:y1="24cm" svg:x2="24.8cm" svg:y2="24cm" draw:start-shape="id19" draw:start-glue-point="1" draw:end-shape="id23" draw:end-glue-point="5" svg:d="M22400 24000h2400" svg:viewBox="0 0 2401 1">
          <text:p/>
        </draw:connector>
        <draw:connector draw:style-name="gr8" draw:text-style-name="P6" draw:layer="layout" svg:x1="29.6cm" svg:y1="24cm" svg:x2="32cm" svg:y2="24cm" draw:start-shape="id23" draw:start-glue-point="7" draw:end-shape="id24" draw:end-glue-point="3" svg:d="M29600 24000h2400" svg:viewBox="0 0 2401 1">
          <text:p/>
        </draw:connector>
        <draw:frame draw:style-name="gr9" draw:text-style-name="P8" draw:layer="layout" svg:width="1.6cm" svg:height="0.8cm" svg:x="22.4cm" svg:y="23.2cm">
          <draw:text-box>
            <text:p text:style-name="P7"><text:span text:style-name="T5">(0,n)</text:span></text:p>
          </draw:text-box>
        </draw:frame>
        <draw:frame draw:style-name="gr13" draw:text-style-name="P8" draw:layer="layout" svg:width="1.6cm" svg:height="0.8cm" svg:x="30.4cm" svg:y="23.2cm">
          <draw:text-box>
            <text:p text:style-name="P7"><text:span text:style-name="T5">(1,n)</text:span></text:p>
          </draw:text-box>
        </draw:frame>
        <draw:connector draw:style-name="gr8" draw:text-style-name="P6" draw:layer="layout" svg:x1="35.2cm" svg:y1="19.2cm" svg:x2="22.4cm" svg:y2="15.2cm" draw:start-shape="id25" draw:start-glue-point="4" draw:end-shape="id17" draw:end-glue-point="1" svg:d="M35200 19200v-4000h-12800" svg:viewBox="0 0 12801 4001">
          <text:p/>
        </draw:connector>
        <draw:connector draw:style-name="gr8" draw:text-style-name="P6" draw:layer="layout" svg:x1="35.2cm" svg:y1="23cm" svg:x2="35.2cm" svg:y2="20.8cm" draw:start-shape="id24" draw:start-glue-point="0" draw:end-shape="id25" draw:end-glue-point="6" svg:d="M35200 23000v-2200" svg:viewBox="0 0 1 2201">
          <text:p/>
        </draw:connector>
        <draw:frame draw:style-name="gr9" draw:text-style-name="P8" draw:layer="layout" svg:width="1.6cm" svg:height="0.8cm" svg:x="22.4cm" svg:y="14.4cm">
          <draw:text-box>
            <text:p text:style-name="P7"><text:span text:style-name="T5">(0,n)</text:span></text:p>
          </draw:text-box>
        </draw:frame>
        <draw:frame draw:style-name="gr9" draw:text-style-name="P8" draw:layer="layout" svg:width="1.6cm" svg:height="0.8cm" svg:x="35.2cm" svg:y="22.2cm">
          <draw:text-box>
            <text:p text:style-name="P7"><text:span text:style-name="T5">(0,n)</text:span></text:p>
          </draw:text-box>
        </draw:frame>
        <draw:connector draw:style-name="gr8" draw:text-style-name="P6" draw:layer="layout" svg:x1="35.2cm" svg:y1="27.2cm" svg:x2="35.2cm" svg:y2="25cm" draw:start-shape="id13" draw:start-glue-point="4" draw:end-shape="id24" draw:end-glue-point="2" svg:d="M35200 27200v-2200" svg:viewBox="0 0 1 2201">
          <text:p/>
        </draw:connector>
        <draw:connector draw:style-name="gr8" draw:text-style-name="P6" draw:layer="layout" svg:x1="35.2cm" svg:y1="30.9cm" svg:x2="35.2cm" svg:y2="28.8cm" draw:start-shape="id26" draw:start-glue-point="0" draw:end-shape="id13" draw:end-glue-point="6" svg:d="M35200 30900v-2100" svg:viewBox="0 0 1 2101">
          <text:p/>
        </draw:connector>
        <draw:frame draw:style-name="gr9" draw:text-style-name="P8" draw:layer="layout" svg:width="1.6cm" svg:height="0.8cm" svg:x="35.2cm" svg:y="25cm">
          <draw:text-box>
            <text:p text:style-name="P7"><text:span text:style-name="T5">(1,1)</text:span></text:p>
          </draw:text-box>
        </draw:frame>
        <draw:frame draw:style-name="gr9" draw:text-style-name="P8" draw:layer="layout" svg:width="1.6cm" svg:height="0.8cm" svg:x="35.2cm" svg:y="30.1cm">
          <draw:text-box>
            <text:p text:style-name="P7"><text:span text:style-name="T5">(0,n)</text:span></text:p>
          </draw:text-box>
        </draw:frame>
        <draw:connector draw:style-name="gr8" draw:text-style-name="P6" draw:layer="layout" svg:x1="19.2cm" svg:y1="25.3cm" svg:x2="24.8cm" svg:y2="32cm" draw:start-shape="id19" draw:start-glue-point="2" draw:end-shape="id11" draw:end-glue-point="5" svg:d="M19200 25300v6700h5600" svg:viewBox="0 0 5601 6701">
          <text:p/>
        </draw:connector>
        <draw:connector draw:style-name="gr8" draw:text-style-name="P6" draw:layer="layout" svg:x1="29.6cm" svg:y1="32cm" svg:x2="32cm" svg:y2="32cm" draw:start-shape="id11" draw:start-glue-point="7" draw:end-shape="id26" draw:end-glue-point="3" svg:d="M29600 32000h2400" svg:viewBox="0 0 2401 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2" svg:font-family="'DejaVu Sans'" style:font-adornments="Book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Circle_20_unfilled" draw:display-name="Circle unfilled" svg:viewBox="0 0 3000 3000" svg:d="M1500 3000c-276 0-511-63-750-201s-411-310-549-549-201-474-201-750 63-511 201-750 310-411 549-549 474-201 750-201 511 63 750 201 411 310 549 549 201 474 201 750-63 511-201 750-310 411-549 549-474 201-750 201zM1500 2800c-239 0-443-55-650-174s-356-269-476-476-174-411-174-650 55-443 174-650 269-356 476-476c207-119 411-174 650-174s443 55 650 174c207 120 356 269 476 476s174 411 174 650-55 443-174 650-269 356-476 476c-207 119-411 174-650 174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B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DejaVu Sans2" fo:font-family="'DejaVu Sans'" style:font-style-name="Book" style:font-family-generic="swiss" style:font-pitch="variable" fo:font-size="1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64cm" fo:page-height="4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4-23T18:29:47.691000000</meta:creation-date>
    <dc:date>2015-05-15T11:26:36.102000000</dc:date>
    <meta:editing-duration>PT1H58M52S</meta:editing-duration>
    <meta:editing-cycles>17</meta:editing-cycles>
    <meta:generator>LibreOffice/4.4.3.2$Windows_x86 LibreOffice_project/88805f81e9fe61362df02b9941de8e38a9b5fd16</meta:generator>
    <meta:document-statistic meta:object-count="94"/>
  </office:meta>
</office:document-meta>
</file>